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D6F000022D56016148AD8A7C40F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Tahoma1" svg:font-family="Tahoma"/>
    <style:font-face style:name="Trebuchet MS" svg:font-family="'Trebuchet MS', Arial, Verdana, sans-serif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P2" style:family="paragraph" style:parent-style-name="Standard">
      <style:text-properties officeooo:rsid="001531c2" officeooo:paragraph-rsid="001531c2"/>
    </style:style>
    <style:style style:name="P3" style:family="paragraph" style:parent-style-name="Standard">
      <style:text-properties officeooo:paragraph-rsid="00189059"/>
    </style:style>
    <style:style style:name="T1" style:family="text">
      <style:text-properties officeooo:rsid="00179d13"/>
    </style:style>
    <style:style style:name="T2" style:family="text">
      <style:text-properties officeooo:rsid="00189059"/>
    </style:style>
    <style:style style:name="T3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Mang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4</text:span></text:p>
      <text:p text:style-name="P1"/>
      <text:p text:style-name="P1"><draw:frame draw:style-name="fr1" draw:name="Figura1" text:anchor-type="paragraph" svg:width="17cm" svg:height="6.232cm" draw:z-index="0"><draw:image xlink:href="Pictures/2000000900005D6F000022D56016148AD8A7C40F.svm" xlink:type="simple" xlink:show="embed" xlink:actuate="onLoad"/></draw:frame></text:p>
      <text:p text:style-name="P3"><text:span text:style-name="T2">idem ao teste EXP_DEBITO_</text:span><text:span text:style-name="T5">COMP_RF21_03 </text:span></text:p>
      <text:p text:style-name="P3"><text:span text:style-name="T3">EXP_DEBITO_COMP_RF21_03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Tahoma1" svg:font-family="Tahoma"/>
    <style:font-face style:name="Trebuchet MS" svg:font-family="'Trebuchet MS', Arial, Verdana, sans-serif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4S</meta:editing-duration>
    <meta:editing-cycles>7</meta:editing-cycles>
    <meta:generator>LibreOffice/5.3.1.2$Windows_X86_64 LibreOffice_project/e80a0e0fd1875e1696614d24c32df0f95f03deb2</meta:generator>
    <dc:date>2018-03-06T15:02:00.658000000</dc:date>
    <meta:document-statistic meta:table-count="0" meta:image-count="1" meta:object-count="0" meta:page-count="1" meta:paragraph-count="3" meta:word-count="6" meta:character-count="69" meta:non-whitespace-character-count="64"/>
    <meta:user-defined meta:name="Info 1"/>
    <meta:user-defined meta:name="Info 2"/>
    <meta:user-defined meta:name="Info 3"/>
    <meta:user-defined meta:name="Info 4"/>
  </office:meta>
</office:document-meta>
</file>